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5C000000D388AC0BEC.png"/>
  <manifest:file-entry manifest:media-type="image/png" manifest:full-path="Pictures/1000020100000162000001D18F28C2CC.png"/>
  <manifest:file-entry manifest:media-type="image/png" manifest:full-path="Pictures/100002010000014300000169E059E825.png"/>
  <manifest:file-entry manifest:media-type="image/png" manifest:full-path="Pictures/1000020100000177000001C64495F0CD.png"/>
  <manifest:file-entry manifest:media-type="image/png" manifest:full-path="Pictures/1000020100000168000001C255B486B1.png"/>
  <manifest:file-entry manifest:media-type="image/png" manifest:full-path="Pictures/1000020100000168000001A573ACB34E.png"/>
  <manifest:file-entry manifest:media-type="image/png" manifest:full-path="Pictures/1000020100000146000000911F6B3E74.png"/>
  <manifest:file-entry manifest:media-type="image/png" manifest:full-path="Pictures/1000020100000138000001A02F638B24.png"/>
  <manifest:file-entry manifest:media-type="image/png" manifest:full-path="Pictures/100002010000016F000001C5640F99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 style:master-page-name="Standard">
      <style:paragraph-properties style:page-number="auto"/>
    </style:style>
    <style:style style:name="T1" style:family="text">
      <style:text-properties fo:font-size="7pt" fo:language="bg" fo:country="BG" fo:font-weight="bold" style:font-size-asian="7pt" style:font-weight-asian="bold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3" text:anchor-type="paragraph" svg:x="0in" svg:y="3.8138in" svg:width="2.9043in" svg:height="3.2453in" draw:z-index="2"><draw:image xlink:href="Pictures/100002010000014300000169E059E825.png" xlink:type="simple" xlink:show="embed" xlink:actuate="onLoad"/></draw:frame><draw:frame draw:style-name="fr2" draw:name="graphics2" text:anchor-type="paragraph" svg:width="2.9043in" svg:height="3.8146in" draw:z-index="1"><draw:image xlink:href="Pictures/1000020100000162000001D18F28C2CC.png" xlink:type="simple" xlink:show="embed" xlink:actuate="onLoad"/></draw:frame><text:span text:style-name="T1"> <text:s/></text:span></text:p>
      <text:p text:style-name="No_20_Spacing"><draw:frame draw:style-name="fr1" draw:name="graphics1" text:anchor-type="paragraph" svg:x="0.0807in" svg:y="2.4744in" svg:width="2.7575in" svg:height="4.4543in" draw:z-index="0"><draw:image xlink:href="Pictures/1000020100000138000001A02F638B24.png" xlink:type="simple" xlink:show="embed" xlink:actuate="onLoad"/></draw:frame><draw:frame draw:style-name="fr1" draw:name="graphics4" text:anchor-type="paragraph" svg:x="0.0339in" svg:y="6.8701in" svg:width="2.9043in" svg:height="3.3957in" draw:z-index="3"><draw:image xlink:href="Pictures/1000020100000168000001A573ACB34E.png" xlink:type="simple" xlink:show="embed" xlink:actuate="onLoad"/></draw:frame><draw:frame draw:style-name="fr1" draw:name="graphics5" text:anchor-type="paragraph" svg:x="0.0339in" svg:y="10.1929in" svg:width="2.9043in" svg:height="1.7602in" draw:z-index="4"><draw:image xlink:href="Pictures/100002010000015C000000D388AC0BEC.png" xlink:type="simple" xlink:show="embed" xlink:actuate="onLoad"/></draw:frame><text:span text:style-name="T1"/></text:p>
      <text:p text:style-name="No_20_Spacing"><text:span text:style-name="T1"/></text:p>
      <text:p text:style-name="No_20_Spacing"><text:span text:style-name="T1"/></text:p>
      <text:p text:style-name="No_20_Spacing"><text:span text:style-name="T1"/></text:p>
      <text:p text:style-name="No_20_Spacing"><text:span text:style-name="T1"/></text:p>
      <text:p text:style-name="No_20_Spacing"><draw:frame draw:style-name="fr3" draw:name="graphics6" text:anchor-type="paragraph" svg:width="2.6744in" svg:height="3.539in" draw:z-index="5"><draw:image xlink:href="Pictures/1000020100000168000001C255B486B1.png" xlink:type="simple" xlink:show="embed" xlink:actuate="onLoad"/></draw:frame><draw:frame draw:style-name="fr1" draw:name="graphics7" text:anchor-type="paragraph" svg:x="0.0744in" svg:y="3.6283in" svg:width="2.5929in" svg:height="3.6154in" draw:z-index="6"><draw:image xlink:href="Pictures/1000020100000177000001C64495F0CD.png" xlink:type="simple" xlink:show="embed" xlink:actuate="onLoad"/></draw:frame><text:soft-page-break/><text:span text:style-name="T1"/></text:p>
      <text:p text:style-name="No_20_Spacing"><text:span text:style-name="T1"/></text:p>
      <text:p text:style-name="No_20_Spacing"><text:span text:style-name="T1"/></text:p>
      <text:p text:style-name="No_20_Spacing"><text:span text:style-name="T1"/></text:p>
      <text:p text:style-name="No_20_Spacing"><text:span text:style-name="T1"/></text:p>
      <text:p text:style-name="No_20_Spacing"><text:span text:style-name="T1"/></text:p>
      <text:p text:style-name="No_20_Spacing"><text:span text:style-name="T1"/></text:p>
      <text:p text:style-name="No_20_Spacing"><text:span text:style-name="T1"/></text:p>
      <text:p text:style-name="No_20_Spacing"><text:span text:style-name="T1"/></text:p>
      <text:p text:style-name="No_20_Spacing"><text:span text:style-name="T1"/></text:p>
      <text:p text:style-name="No_20_Spacing"><text:span text:style-name="T1"/></text:p>
      <text:p text:style-name="No_20_Spacing"><text:span text:style-name="T1"/></text:p>
      <text:p text:style-name="No_20_Spacing"><text:span text:style-name="T1"/></text:p>
      <text:p text:style-name="No_20_Spacing"><text:span text:style-name="T1"/></text:p>
      <text:p text:style-name="No_20_Spacing"><text:span text:style-name="T1"/></text:p>
      <text:p text:style-name="No_20_Spacing"><text:span text:style-name="T1"/></text:p>
      <text:p text:style-name="No_20_Spacing"><text:span text:style-name="T1"/></text:p>
      <text:p text:style-name="No_20_Spacing"><text:span text:style-name="T1"/></text:p>
      <text:p text:style-name="No_20_Spacing"><draw:frame draw:style-name="fr1" draw:name="graphics10" text:anchor-type="paragraph" svg:x="-0.1252in" svg:y="4.0626in" svg:width="2.9043in" svg:height="1.2917in" draw:z-index="8"><draw:image xlink:href="Pictures/1000020100000146000000911F6B3E74.png" xlink:type="simple" xlink:show="embed" xlink:actuate="onLoad"/></draw:frame><draw:frame draw:style-name="fr1" draw:name="graphics8" text:anchor-type="paragraph" svg:x="-0.0075in" svg:y="0.6016in" svg:width="2.9043in" svg:height="3.5846in" draw:z-index="7"><draw:image xlink:href="Pictures/100002010000016F000001C5640F9939.png" xlink:type="simple" xlink:show="embed" xlink:actuate="onLoad"/></draw:frame><text:span text:style-name="T1"/></text:p>
      <text:p text:style-name="No_20_Spacing"><text:span text:style-name="T1"/></text:p>
      <text:p text:style-name="No_20_Spacing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.0417in" fo:keep-with-next="always"/>
      <style:text-properties style:font-name="Cambria" fo:font-size="16pt" fo:language="bg" fo:country="BG" fo:font-weight="bold" style:letter-kerning="true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fo:color="#4f81bd" style:font-name="Cambria" fo:font-size="13pt" fo:language="bg" fo:country="BG" fo:font-weight="bold" style:font-size-asian="13pt" style:font-weight-asian="bold" style:font-name-complex="F" style:font-size-complex="13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Calibri" fo:language="bg" fo:country="BG" style:font-name-asian="Calibri1" style:font-name-complex="Times New Roman1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Default_20_Paragraph_20_Font" style:display-name="Default Paragraph Font" style:family="text"/>
    <style:style style:name="Заглавие_20_1_20_Знак" style:display-name="Заглавие 1 Знак" style:family="text" style:parent-style-name="Default_20_Paragraph_20_Font">
      <style:text-properties style:font-name="Cambria" fo:font-size="16pt" fo:language="bg" fo:country="BG" fo:font-weight="bold" style:letter-kerning="true" style:font-size-asian="16pt" style:font-weight-asian="bold" style:font-name-complex="F" style:font-size-complex="16pt" style:font-weight-complex="bold"/>
    </style:style>
    <style:style style:name="Заглавие_20_2_20_Знак" style:display-name="Заглавие 2 Знак" style:family="text" style:parent-style-name="Default_20_Paragraph_20_Font">
      <style:text-properties fo:color="#4f81bd" style:font-name="Cambria" fo:font-size="13pt" fo:language="bg" fo:country="BG" fo:font-weight="bold" style:font-size-asian="13pt" style:font-weight-asian="bold" style:font-name-complex="F" style:font-size-complex="13pt" style:font-weight-complex="bold"/>
    </style:style>
    <style:style style:name="Долен_20_колонтитул_20_Знак" style:display-name="Долен колонтитул Знак" style:family="text" style:parent-style-name="Default_20_Paragraph_20_Font">
      <style:text-properties style:font-name="Calibri" fo:language="bg" fo:country="BG" style:font-name-asian="Calibri1" style:font-name-complex="Times New Roman1"/>
    </style:style>
    <style:style style:name="Изнесен_20_текст_20_Знак" style:display-name="Изнесен текст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Горен_20_колонтитул_20_Знак" style:display-name="Горен колонтитул Знак" style:family="text" style:parent-style-name="Default_20_Paragraph_20_Font"/>
    <style:style style:name="ListLabel_20_1" style:display-name="ListLabel 1" style:family="text">
      <style:text-properties fo:font-weight="bold" style:font-weight-asian="bold" style:font-name-complex="F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asian="Calibri1" style:font-name-complex="Times New Roman1"/>
    </style:style>
    <style:style style:name="ListLabel_20_4" style:display-name="ListLabel 4" style:family="text">
      <style:text-properties style:font-name-asian="Times New Roman1" style:font-name-complex="Times New Roman1"/>
    </style:style>
    <style:style style:name="ListLabel_20_5" style:display-name="ListLabel 5" style:family="text">
      <style:text-properties fo:font-style="normal" style:font-style-asian="normal"/>
    </style:style>
    <style:style style:name="ListLabel_20_6" style:display-name="ListLabel 6" style:family="text">
      <style:text-properties fo:font-style="normal" fo:font-weight="normal" style:font-style-asian="normal" style:font-weight-asian="normal"/>
    </style:style>
    <style:style style:name="ListLabel_20_7" style:display-name="ListLabel 7" style:family="text">
      <style:text-properties style:font-name-complex="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4" style:num-suffix="" text:bullet-char="">
        <style:list-level-properties text:list-level-position-and-space-mode="label-alignment">
          <style:list-level-label-alignment text:label-followed-by="listtab" fo:text-indent="-0.25in" fo:margin-left="1.80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30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80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30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80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30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80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5.30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80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1.260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60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60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60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60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60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60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60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6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5" style:num-suffix=")" style:num-format="1">
        <style:list-level-properties text:list-level-position-and-space-mode="label-alignment">
          <style:list-level-label-alignment text:label-followed-by="listtab" fo:text-indent="-0.25in" fo:margin-left="1.510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010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510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010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510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010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510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010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51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1.3752in" fo:margin-left="3.937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3.3126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8126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4.3126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4.8126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5.3126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5.8126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6.3126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6.8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854in" fo:margin-left="0.3854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6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75in" fo:margin-left="7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7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Converted1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ne-PC</meta:initial-creator>
    <dc:creator>Kostov Konstantin</dc:creator>
    <meta:editing-cycles>5</meta:editing-cycles>
    <meta:creation-date>2016-04-19T08:10:00</meta:creation-date>
    <dc:date>2019-09-12T09:25:10.34</dc:date>
    <meta:editing-duration>PT37S</meta:editing-duration>
    <meta:generator>OpenOffice/4.1.6$Win32 OpenOffice.org_project/416m1$Build-9790</meta:generator>
    <meta:document-statistic meta:table-count="0" meta:image-count="9" meta:object-count="0" meta:page-count="2" meta:paragraph-count="3" meta:word-count="2" meta:character-count="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